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fo:font-weight="bold" officeooo:rsid="000b49d8" officeooo:paragraph-rsid="000b49d8" style:font-size-asian="54pt" style:font-weight-asian="bold" style:font-size-complex="54pt" style:font-weight-complex="bold"/>
    </style:style>
    <style:style style:name="P2" style:family="paragraph" style:parent-style-name="Standard">
      <style:text-properties fo:font-size="20pt" officeooo:rsid="000b49d8" officeooo:paragraph-rsid="000b49d8" style:font-size-asian="17.5pt" style:font-size-complex="20pt"/>
    </style:style>
    <style:style style:name="P3" style:family="paragraph" style:parent-style-name="Standard">
      <style:text-properties fo:font-size="20pt" fo:font-style="italic" officeooo:rsid="000b49d8" officeooo:paragraph-rsid="000b49d8" style:font-size-asian="17.5pt" style:font-style-asian="italic" style:font-size-complex="2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</text:p>
      <text:p text:style-name="P3">Benenson, Itzhak, and Paul M. Torrens. "Geographic Automata Systems: A New Paradigm for Integrating GIS and Geographic Simulation." (n.d.): n. pag. Web.</text:p>
      <text:p text:style-name="P2"/>
      <text:p text:style-name="P3">Fu, Shih Ching, and George Milne. "Epidemic Modelling Using Cellular Automata." (n.d.): n. pag. University of Western Australia. Web.</text:p>
      <text:p text:style-name="P3"/>
      <text:p text:style-name="P3">Hegde, Nagaratna P., I. V. MuraliKrishna, and K. V. ChalapatiRao. INTEGRATION OF CELLULAR AUTOMATA AND GIS FOR SIMULATING LAND USE CHANGES (n.d.): n. pag. Web.</text:p>
      <text:p text:style-name="P3"/>
      <text:p text:style-name="P3">Masuda, Naoki, and Norio Konno. "Multi­state Epidemic Processes on Complex Networks." Journal of Theoretical Biology 243.1 (2006): 64­75. Web.</text:p>
      <text:p text:style-name="P3"/>
      <text:p text:style-name="P3">Margarida, Almeida Simoes Joana. An Agent­based Approach to Spatial Epidemics through GIS. London: U of London, 2007. University of London.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4:00:33.096828723</meta:creation-date>
    <dc:date>2015-02-11T14:13:54.260203234</dc:date>
    <meta:editing-duration>PT13M21S</meta:editing-duration>
    <meta:editing-cycles>1</meta:editing-cycles>
    <meta:document-statistic meta:table-count="0" meta:image-count="0" meta:object-count="0" meta:page-count="1" meta:paragraph-count="6" meta:word-count="107" meta:character-count="742" meta:non-whitespace-character-count="641"/>
    <meta:generator>LibreOffice/4.3.3.2$Linux_X86_64 LibreOffice_project/430m0$Build-2</meta:generator>
  </office:meta>
</office:document-meta>
</file>